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achana" svg:font-family="Rach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style:font-name="Rachana" officeooo:rsid="00156f2c" officeooo:paragraph-rsid="00156f2c"/>
    </style:style>
    <style:style style:name="P2" style:family="paragraph" style:parent-style-name="Standard">
      <style:paragraph-properties fo:text-align="center" style:justify-single-word="false"/>
      <style:text-properties style:font-name="Rachana" fo:font-size="52pt" officeooo:rsid="00156f2c" officeooo:paragraph-rsid="00156f2c" style:font-size-asian="45.5pt" style:font-size-complex="52pt"/>
    </style:style>
    <style:style style:name="P3" style:family="paragraph" style:parent-style-name="Standard">
      <style:paragraph-properties fo:text-align="center" style:justify-single-word="false"/>
      <style:text-properties style:font-name="Rachana" fo:font-size="24pt" officeooo:rsid="00156f2c" officeooo:paragraph-rsid="00156f2c" style:font-size-asian="21pt" style:font-size-complex="24pt"/>
    </style:style>
    <style:style style:name="P4" style:family="paragraph" style:parent-style-name="Standard">
      <style:paragraph-properties fo:text-align="justify" style:justify-single-word="false"/>
      <style:text-properties style:font-name="Rachana" fo:font-size="14pt" officeooo:rsid="00156f2c" officeooo:paragraph-rsid="00156f2c" style:font-size-asian="12.25pt" style:font-size-complex="14pt"/>
    </style:style>
    <style:style style:name="P5" style:family="paragraph" style:parent-style-name="Standard">
      <style:paragraph-properties fo:text-align="center" style:justify-single-word="false" fo:break-before="column"/>
      <style:text-properties style:font-name="Rachana" fo:font-size="24pt" officeooo:rsid="00156f2c" officeooo:paragraph-rsid="00156f2c" style:font-size-asian="21pt" style:font-size-complex="24pt"/>
    </style:style>
    <style:style style:name="P6" style:family="paragraph" style:parent-style-name="Standard">
      <style:paragraph-properties fo:text-align="justify" style:justify-single-word="false" fo:break-before="page"/>
      <style:text-properties style:font-name="Rachana" fo:font-size="24pt" officeooo:rsid="00156f2c" officeooo:paragraph-rsid="00156f2c" style:font-size-asian="21pt" style:font-size-complex="24pt"/>
    </style:style>
    <style:style style:name="P7" style:family="paragraph" style:parent-style-name="Standard" style:list-style-name="L1">
      <style:paragraph-properties fo:text-align="justify" style:justify-single-word="false"/>
      <style:text-properties officeooo:paragraph-rsid="00156f2c"/>
    </style:style>
    <style:style style:name="P8" style:family="paragraph" style:parent-style-name="Standard" style:list-style-name="L1">
      <style:paragraph-properties fo:text-align="justify" style:justify-single-word="false"/>
      <style:text-properties style:font-name="Rachana" fo:font-size="14pt" officeooo:rsid="00156f2c" officeooo:paragraph-rsid="00156f2c" style:font-size-asian="12.25pt" style:font-size-complex="14pt"/>
    </style:style>
    <style:style style:name="P9" style:family="paragraph" style:parent-style-name="Standard" style:list-style-name="L1">
      <style:paragraph-properties fo:text-align="justify" style:justify-single-word="false"/>
      <style:text-properties style:font-name="Rachana" fo:font-size="14pt" officeooo:rsid="0015d9f4" officeooo:paragraph-rsid="0015d9f4" style:font-size-asian="12.25pt" style:font-size-complex="14pt"/>
    </style:style>
    <style:style style:name="P10" style:family="paragraph" style:parent-style-name="Standard">
      <style:paragraph-properties fo:text-align="justify" style:justify-single-word="false"/>
      <style:text-properties style:font-name="Rachana" fo:font-size="14pt" officeooo:rsid="0015d9f4" officeooo:paragraph-rsid="0015d9f4" style:font-size-asian="12.25pt" style:font-size-complex="14pt"/>
    </style:style>
    <style:style style:name="P11" style:family="paragraph" style:parent-style-name="Standard">
      <style:paragraph-properties fo:text-align="justify" style:justify-single-word="false"/>
      <style:text-properties style:font-name="Rachana" fo:font-size="14pt" officeooo:rsid="00164a63" officeooo:paragraph-rsid="00164a63" style:font-size-asian="12.25pt" style:font-size-complex="14pt"/>
    </style:style>
    <style:style style:name="P12" style:family="paragraph" style:parent-style-name="Standard">
      <style:paragraph-properties fo:text-align="justify" style:justify-single-word="false"/>
      <style:text-properties style:font-name="Rachana" fo:font-size="14pt" officeooo:rsid="00164a63" officeooo:paragraph-rsid="0015d9f4" style:font-size-asian="12.25pt" style:font-size-complex="14pt"/>
    </style:style>
    <style:style style:name="P13" style:family="paragraph" style:parent-style-name="Standard">
      <style:paragraph-properties fo:text-align="justify" style:justify-single-word="false" fo:break-before="page"/>
      <style:text-properties style:font-name="Rachana" fo:font-size="24pt" officeooo:rsid="0015d9f4" officeooo:paragraph-rsid="0015d9f4" style:font-size-asian="21pt" style:font-size-complex="24pt"/>
    </style:style>
    <style:style style:name="P14" style:family="paragraph" style:parent-style-name="Standard">
      <style:paragraph-properties fo:text-align="justify" style:justify-single-word="false" fo:break-before="page"/>
      <style:text-properties style:font-name="Rachana" fo:font-size="24pt" officeooo:rsid="00164a63" officeooo:paragraph-rsid="00164a63" style:font-size-asian="21pt" style:font-size-complex="24pt"/>
    </style:style>
    <style:style style:name="T1" style:family="text">
      <style:text-properties style:font-name="Rachana" fo:font-size="14pt" officeooo:rsid="00156f2c" style:font-size-asian="12.25pt" style:font-size-complex="14pt"/>
    </style:style>
    <style:style style:name="T2" style:family="text">
      <style:text-properties style:font-name="Rachana" fo:font-size="14pt" fo:font-weight="bold" officeooo:rsid="00156f2c" style:font-size-asian="12.25pt" style:font-weight-asian="bold" style:font-size-complex="14pt" style:font-weight-complex="bold"/>
    </style:style>
    <style:style style:name="T3" style:family="text">
      <style:text-properties officeooo:rsid="0017c8e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Utrainnet</text:p>
      <text:p text:style-name="P3">A PyTorch Convoloutional Neural Network</text:p>
      <text:p text:style-name="P3"/>
      <text:p text:style-name="P5"/>
      <text:p text:style-name="P6">Notes</text:p>
      <text:p text:style-name="P4"/>
      <text:list xml:id="list459805531" text:style-name="L1">
        <text:list-item>
          <text:p text:style-name="P7"><text:span text:style-name="T1">Images are fed into the network as </text:span><text:span text:style-name="T2">1280 x 1024 JPEG, given RGB brightness between 0 and 255.</text:span><text:span text:style-name="T1"> This leads to a total of 3932160 values to pass into the network considering colour, and </text:span><text:span text:style-name="T2">1310720 as greyscale values</text:span><text:span text:style-name="T1"> which should be sufficient to be able to determine the location of the various objects in the images.</text:span></text:p>
          <text:p text:style-name="P8"/>
        </text:list-item>
        <text:list-item>
          <text:p text:style-name="P8">The original datasets being used are to be pulled from NUPBR and have associated labels as segmentation masks.</text:p>
          <text:p text:style-name="P8"><text:s/></text:p>
        </text:list-item>
        <text:list-item>
          <text:p text:style-name="P9">The image labels will be pulled from the NUPBR datasets at this point in time, based on the location of pure red pixels in their images relative to the full 1280 x 1024 matrix of pixels</text:p>
          <text:p text:style-name="P9"><text:s/></text:p>
        </text:list-item>
        <text:list-item>
          <text:p text:style-name="P9">In order to train the network each of the provided original images will be interpreted as training data with an associated label for each in a Numpy array which can be converted to a Tensor as needed (one array named train with each flattened into a 1d list inside an array, and another named train_L also flattened into a 1d list).</text:p>
          <text:p text:style-name="P9"/>
        </text:list-item>
      </text:list>
      <text:p text:style-name="P10"/>
      <text:p text:style-name="P13">Functions to create / <text:span text:style-name="T3">Improvements</text:span></text:p>
      <text:p text:style-name="P12"/>
      <text:p text:style-name="P14">Conventions</text:p>
      <text:p text:style-name="P11"/>
      <text:p text:style-name="P11">lower case w/ upper case for function names</text:p>
      <text:p text:style-name="P11"/>
      <text:p text:style-name="P11">all uppercase with underscores separating names for constants</text:p>
      <text:p text:style-name="P11"/>
      <text:p text:style-name="P11">all references to filenames are to begin with ./ to refer to the local library and all folder names are to be lower case</text:p>
      <text:p text:style-name="P11"/>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achana" svg:font-family="Rach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Rachana" officeooo:rsid="00156f2c" officeooo:paragraph-rsid="00156f2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Bryce Tuppurainen - 2021</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9T13:29:50.077122155</meta:creation-date>
    <dc:date>2021-02-25T15:42:09.019688110</dc:date>
    <meta:editing-duration>PT7M21S</meta:editing-duration>
    <meta:editing-cycles>2</meta:editing-cycles>
    <meta:generator>LibreOffice/6.4.6.2$Linux_X86_64 LibreOffice_project/40$Build-2</meta:generator>
    <meta:document-statistic meta:table-count="0" meta:image-count="0" meta:object-count="0" meta:page-count="4" meta:paragraph-count="17" meta:word-count="236" meta:character-count="1295" meta:non-whitespace-character-count="1078"/>
  </office:meta>
</office:document-meta>
</file>